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3c7" officeooo:paragraph-rsid="000b83c7"/>
    </style:style>
    <style:style style:name="P2" style:family="paragraph" style:parent-style-name="Standard">
      <style:text-properties officeooo:rsid="000cec95" officeooo:paragraph-rsid="000cec9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e60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ntiate and deploy from Truffle</text:p>
      <text:p text:style-name="P1"/>
      <text:p text:style-name="P1">In the directory of the contract.</text:p>
      <text:p text:style-name="P1"/>
      <text:p text:style-name="P1">Terminal 1 <text:s text:c="4"/>testrpc</text:p>
      <text:p text:style-name="P1"/>
      <text:p text:style-name="P1">Terminal 2 <text:s text:c="4"/>geth attach <text:a xlink:type="simple" xlink:href="http://localhost:8445/" text:style-name="Internet_20_link" text:visited-style-name="Visited_20_Internet_20_Link">http://localhost:8445</text:a></text:p>
      <text:p text:style-name="P1"/>
      <text:p text:style-name="P1">Terminal 3 <text:s text:c="4"/>truffle migrate</text:p>
      <text:p text:style-name="P1"/>
      <text:p text:style-name="P1">T3. <text:s text:c="16"/>eth.getTransaction(‘ .. hash from 3<text:span text:style-name="T1">rd</text:span> block from resulting T1 ..’) <text:s/>(info about transaction)</text:p>
      <text:p text:style-name="P1"/>
      <text:p text:style-name="P1">T3. <text:s text:c="17"/>eth.getBlock(‘ ... blockhash from above <text:s/>..’) <text:s text:c="3"/>(info about block)</text:p>
      <text:p text:style-name="P1"/>
      <text:p text:style-name="P1">T3. <text:s text:c="17"/>web3.fromWei(eth.getBalance(eth.accounts[0], “ether” <text:s text:c="2"/>(check balance in ether)</text:p>
      <text:p text:style-name="P1"/>
      <text:p text:style-name="P2">Terminal 4 <text:s text:c="3"/>truffle console </text:p>
      <text:p text:style-name="P2"/>
      <text:p text:style-name="P2">T4. <text:s text:c="15"/>Greetings.deployed().then(function(instance) {App = instance})</text:p>
      <text:p text:style-name="P2"><text:s text:c="4"/></text:p>
      <text:p text:style-name="P2"><text:s text:c="22"/>app</text:p>
      <text:p text:style-name="P2"/>
      <text:p text:style-name="P2"><text:s text:c="22"/>app.getGreetings.call() <text:s text:c="22"/>(from account 1 (coinbase) free no gas)</text:p>
      <text:p text:style-name="P2"/>
      <text:p text:style-name="P2"><text:s text:c="22"/>app.getGreetings.call({from: web3.eth.accounts[1]}) (from account 2 free no gas)</text:p>
      <text:p text:style-name="P2"/>
      <text:p text:style-name="P2">**<text:span text:style-name="T3">http://ethgasstation.info**</text:span></text:p>
      <text:p text:style-name="P2"/>
      <text:p text:style-name="P2"/>
      <text:p text:style-name="P2">Send Eth</text:p>
      <text:p text:style-name="P2"/>
      <text:p text:style-name="P2">eth.sendTransaction({from: eth.account[0], to: eth.account[1], value: web3.toWei(5, “ether”})</text:p>
      <text:p text:style-name="P2"/>
      <text:p text:style-name="P2"><text:s text:c="22"/></text:p>
      <text:p text:style-name="P2"/>
      <text:p text:style-name="P2"><text:s text:c="21"/></text:p>
      <text:p text:style-name="P2"/>
      <text:p text:style-name="P2"><text:s text:c="22"/></text:p>
      <text:p text:style-name="P1"/>
      <text:p text:style-name="P1"/>
      <text:p text:style-name="P1"/>
      <text:p text:style-name="P1"/>
      <text:p text:style-name="P1"><text:s text:c="4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1:21:54.733683938</meta:creation-date>
    <dc:date>2018-01-11T21:44:50.785759268</dc:date>
    <meta:editing-duration>PT1M15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21" meta:word-count="90" meta:character-count="1016" meta:non-whitespace-character-count="693"/>
  </office:meta>
</office:document-meta>
</file>